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font-weight="bold" officeooo:rsid="000747f8" officeooo:paragraph-rsid="000747f8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3pt" fo:text-shadow="1pt 1pt" fo:font-weight="bold" officeooo:rsid="000747f8" officeooo:paragraph-rsid="000747f8" style:font-size-asian="13pt" style:font-weight-asian="bold" style:font-size-complex="13pt" style:font-weight-complex="bold"/>
    </style:style>
    <style:style style:name="P3" style:family="paragraph" style:parent-style-name="arial">
      <style:paragraph-properties fo:text-align="justify" style:justify-single-word="false"/>
      <style:text-properties style:text-line-through-style="none" style:text-line-through-type="none" fo:font-size="13pt" fo:text-shadow="none" fo:font-weight="bold" officeooo:rsid="000747f8" officeooo:paragraph-rsid="000747f8" style:font-size-asian="13pt" style:font-weight-asian="bold" style:font-size-complex="13pt" style:font-weight-complex="bold"/>
    </style:style>
    <style:style style:name="P4" style:family="paragraph" style:parent-style-name="arial">
      <style:paragraph-properties fo:text-align="justify" style:justify-single-word="false"/>
      <style:text-properties fo:font-weight="normal" officeooo:rsid="000747f8" officeooo:paragraph-rsid="000747f8" style:font-weight-asian="normal" style:font-weight-complex="normal"/>
    </style:style>
    <style:style style:name="P5" style:family="paragraph" style:parent-style-name="arial" style:list-style-name="L26">
      <style:paragraph-properties fo:text-align="justify" style:justify-single-word="false"/>
      <style:text-properties fo:font-weight="normal" officeooo:rsid="000c3ba1" officeooo:paragraph-rsid="000c3ba1" style:font-weight-asian="normal" style:font-weight-complex="normal"/>
    </style:style>
    <style:style style:name="P6" style:family="paragraph" style:parent-style-name="arial">
      <style:paragraph-properties fo:text-align="justify" style:justify-single-word="false"/>
      <style:text-properties fo:font-weight="normal" officeooo:rsid="000c3ba1" officeooo:paragraph-rsid="000c3ba1" style:font-weight-asian="normal" style:font-weight-complex="normal"/>
    </style:style>
    <style:style style:name="P7" style:family="paragraph" style:parent-style-name="arial" style:list-style-name="L2">
      <style:paragraph-properties fo:text-align="justify" style:justify-single-word="false"/>
      <style:text-properties fo:font-size="13pt" officeooo:rsid="000747f8" officeooo:paragraph-rsid="000747f8" style:font-size-asian="13pt" style:font-size-complex="13pt"/>
    </style:style>
    <style:style style:name="P8" style:family="paragraph" style:parent-style-name="arial" style:list-style-name="L10">
      <style:paragraph-properties fo:text-align="justify" style:justify-single-word="false"/>
      <style:text-properties fo:font-size="13pt" officeooo:rsid="000747f8" officeooo:paragraph-rsid="000747f8" style:font-size-asian="13pt" style:font-size-complex="13pt"/>
    </style:style>
    <style:style style:name="P9" style:family="paragraph" style:parent-style-name="arial" style:list-style-name="L11">
      <style:paragraph-properties fo:text-align="justify" style:justify-single-word="false"/>
      <style:text-properties fo:font-size="13pt" officeooo:rsid="000747f8" officeooo:paragraph-rsid="000747f8" style:font-size-asian="13pt" style:font-size-complex="13pt"/>
    </style:style>
    <style:style style:name="P10" style:family="paragraph" style:parent-style-name="arial" style:list-style-name="L13">
      <style:paragraph-properties fo:text-align="justify" style:justify-single-word="false"/>
      <style:text-properties fo:font-size="13pt" officeooo:rsid="000747f8" officeooo:paragraph-rsid="000747f8" style:font-size-asian="13pt" style:font-size-complex="13pt"/>
    </style:style>
    <style:style style:name="P11" style:family="paragraph" style:parent-style-name="arial">
      <style:paragraph-properties fo:text-align="justify" style:justify-single-word="false"/>
      <style:text-properties fo:font-size="13pt" officeooo:rsid="000747f8" officeooo:paragraph-rsid="000747f8" style:font-size-asian="13pt" style:font-size-complex="13pt"/>
    </style:style>
    <style:style style:name="P12" style:family="paragraph" style:parent-style-name="arial" style:list-style-name="L17">
      <style:paragraph-properties fo:text-align="justify" style:justify-single-word="false"/>
      <style:text-properties fo:font-size="13pt" officeooo:rsid="000774f4" officeooo:paragraph-rsid="000774f4" style:font-size-asian="13pt" style:font-size-complex="13pt"/>
    </style:style>
    <style:style style:name="P13" style:family="paragraph" style:parent-style-name="arial">
      <style:paragraph-properties fo:text-align="justify" style:justify-single-word="false"/>
      <style:text-properties fo:font-size="13pt" officeooo:rsid="000774f4" officeooo:paragraph-rsid="000774f4" style:font-size-asian="13pt" style:font-size-complex="13pt"/>
    </style:style>
    <style:style style:name="P14" style:family="paragraph" style:parent-style-name="arial">
      <style:paragraph-properties fo:text-align="justify" style:justify-single-word="false"/>
      <style:text-properties fo:font-size="13pt" officeooo:paragraph-rsid="000747f8" style:font-size-asian="13pt" style:font-size-complex="13pt"/>
    </style:style>
    <style:style style:name="P15" style:family="paragraph" style:parent-style-name="arial" style:list-style-name="L10">
      <style:paragraph-properties fo:text-align="justify" style:justify-single-word="false"/>
      <style:text-properties fo:font-size="13pt" officeooo:paragraph-rsid="000747f8" style:font-size-asian="13pt" style:font-size-complex="13pt"/>
    </style:style>
    <style:style style:name="P16" style:family="paragraph" style:parent-style-name="arial" style:list-style-name="L12">
      <style:paragraph-properties fo:text-align="justify" style:justify-single-word="false"/>
      <style:text-properties fo:font-size="13pt" officeooo:paragraph-rsid="000747f8" style:font-size-asian="13pt" style:font-size-complex="13pt"/>
    </style:style>
    <style:style style:name="P17" style:family="paragraph" style:parent-style-name="arial" style:list-style-name="L17">
      <style:paragraph-properties fo:text-align="justify" style:justify-single-word="false"/>
      <style:text-properties fo:font-size="13pt" officeooo:paragraph-rsid="000774f4" style:font-size-asian="13pt" style:font-size-complex="13pt"/>
    </style:style>
    <style:style style:name="P18" style:family="paragraph" style:parent-style-name="arial" style:list-style-name="L19">
      <style:paragraph-properties fo:text-align="justify" style:justify-single-word="false"/>
      <style:text-properties fo:font-size="13pt" officeooo:paragraph-rsid="000774f4" style:font-size-asian="13pt" style:font-size-complex="13pt"/>
    </style:style>
    <style:style style:name="P19" style:family="paragraph" style:parent-style-name="arial" style:list-style-name="L23">
      <style:paragraph-properties fo:text-align="justify" style:justify-single-word="false"/>
      <style:text-properties fo:font-size="13pt" officeooo:paragraph-rsid="00091be6" style:font-size-asian="13pt" style:font-size-complex="13pt"/>
    </style:style>
    <style:style style:name="P20" style:family="paragraph" style:parent-style-name="arial">
      <style:paragraph-properties fo:text-align="justify" style:justify-single-word="false"/>
      <style:text-properties fo:font-size="13pt" officeooo:paragraph-rsid="00091be6" style:font-size-asian="13pt" style:font-size-complex="13pt"/>
    </style:style>
    <style:style style:name="P21" style:family="paragraph" style:parent-style-name="arial">
      <style:paragraph-properties fo:text-align="justify" style:justify-single-word="false"/>
      <style:text-properties fo:font-size="13pt" fo:font-weight="bold" officeooo:rsid="000747f8" officeooo:paragraph-rsid="000747f8" style:font-size-asian="13pt" style:font-weight-asian="bold" style:font-size-complex="13pt" style:font-weight-complex="bold"/>
    </style:style>
    <style:style style:name="P22" style:family="paragraph" style:parent-style-name="arial">
      <style:paragraph-properties fo:text-align="justify" style:justify-single-word="false"/>
      <style:text-properties fo:font-size="13pt" fo:font-weight="bold" officeooo:rsid="000774f4" officeooo:paragraph-rsid="000774f4" style:font-size-asian="13pt" style:font-weight-asian="bold" style:font-size-complex="13pt" style:font-weight-complex="bold"/>
    </style:style>
    <style:style style:name="P23" style:family="paragraph" style:parent-style-name="arial">
      <style:paragraph-properties fo:text-align="justify" style:justify-single-word="false"/>
      <style:text-properties fo:font-size="13pt" fo:font-weight="bold" officeooo:rsid="0009f986" officeooo:paragraph-rsid="0009f986" style:font-size-asian="13pt" style:font-weight-asian="bold" style:font-size-complex="13pt" style:font-weight-complex="bold"/>
    </style:style>
    <style:style style:name="P24" style:family="paragraph" style:parent-style-name="arial" style:list-style-name="L25">
      <style:paragraph-properties fo:text-align="justify" style:justify-single-word="false"/>
      <style:text-properties fo:font-size="13pt" fo:font-weight="bold" officeooo:rsid="000a1620" officeooo:paragraph-rsid="000a1620" style:font-size-asian="13pt" style:font-weight-asian="bold" style:font-size-complex="13pt" style:font-weight-complex="bold"/>
    </style:style>
    <style:style style:name="P25" style:family="paragraph" style:parent-style-name="arial">
      <style:paragraph-properties fo:text-align="justify" style:justify-single-word="false"/>
      <style:text-properties fo:font-size="13pt" fo:font-weight="bold" officeooo:paragraph-rsid="00091be6" style:font-size-asian="13pt" style:font-weight-asian="bold" style:font-size-complex="13pt" style:font-weight-complex="bold"/>
    </style:style>
    <style:style style:name="P26" style:family="paragraph" style:parent-style-name="arial">
      <style:paragraph-properties fo:text-align="justify" style:justify-single-word="false"/>
      <style:text-properties fo:font-size="13pt" fo:font-weight="bold" officeooo:paragraph-rsid="0009f986" style:font-size-asian="13pt" style:font-weight-asian="bold" style:font-size-complex="13pt" style:font-weight-complex="bold"/>
    </style:style>
    <style:style style:name="P27" style:family="paragraph" style:parent-style-name="arial" style:list-style-name="L25">
      <style:paragraph-properties fo:text-align="justify" style:justify-single-word="false"/>
      <style:text-properties fo:font-size="13pt" fo:font-weight="bold" officeooo:paragraph-rsid="000a1620" style:font-size-asian="13pt" style:font-weight-asian="bold" style:font-size-complex="13pt" style:font-weight-complex="bold"/>
    </style:style>
    <style:style style:name="P28" style:family="paragraph" style:parent-style-name="arial" style:list-style-name="L14">
      <style:paragraph-properties fo:text-align="justify" style:justify-single-word="false"/>
      <style:text-properties fo:font-size="13pt" fo:font-weight="normal" officeooo:rsid="000747f8" officeooo:paragraph-rsid="000747f8" style:font-size-asian="13pt" style:font-weight-asian="normal" style:font-size-complex="13pt" style:font-weight-complex="normal"/>
    </style:style>
    <style:style style:name="P29" style:family="paragraph" style:parent-style-name="arial">
      <style:paragraph-properties fo:text-align="justify" style:justify-single-word="false"/>
      <style:text-properties fo:font-size="13pt" fo:font-weight="normal" officeooo:rsid="000747f8" officeooo:paragraph-rsid="000747f8" style:font-size-asian="13pt" style:font-weight-asian="normal" style:font-size-complex="13pt" style:font-weight-complex="normal"/>
    </style:style>
    <style:style style:name="P30" style:family="paragraph" style:parent-style-name="arial" style:list-style-name="L16">
      <style:paragraph-properties fo:text-align="justify" style:justify-single-word="false"/>
      <style:text-properties fo:font-size="13pt" fo:font-weight="normal" officeooo:rsid="000774f4" officeooo:paragraph-rsid="000774f4" style:font-size-asian="13pt" style:font-weight-asian="normal" style:font-size-complex="13pt" style:font-weight-complex="normal"/>
    </style:style>
    <style:style style:name="P31" style:family="paragraph" style:parent-style-name="arial" style:list-style-name="L17">
      <style:paragraph-properties fo:text-align="justify" style:justify-single-word="false"/>
      <style:text-properties fo:font-size="13pt" fo:font-weight="normal" officeooo:rsid="000774f4" officeooo:paragraph-rsid="000774f4" style:font-size-asian="13pt" style:font-weight-asian="normal" style:font-size-complex="13pt" style:font-weight-complex="normal"/>
    </style:style>
    <style:style style:name="P32" style:family="paragraph" style:parent-style-name="arial">
      <style:paragraph-properties fo:text-align="justify" style:justify-single-word="false"/>
      <style:text-properties fo:font-size="13pt" fo:font-weight="normal" officeooo:rsid="000774f4" officeooo:paragraph-rsid="000774f4" style:font-size-asian="13pt" style:font-weight-asian="normal" style:font-size-complex="13pt" style:font-weight-complex="normal"/>
    </style:style>
    <style:style style:name="P33" style:family="paragraph" style:parent-style-name="arial" style:list-style-name="L20">
      <style:paragraph-properties fo:text-align="justify" style:justify-single-word="false"/>
      <style:text-properties fo:font-size="13pt" fo:font-weight="normal" officeooo:rsid="00091be6" officeooo:paragraph-rsid="00091be6" style:font-size-asian="13pt" style:font-weight-asian="normal" style:font-size-complex="13pt" style:font-weight-complex="normal"/>
    </style:style>
    <style:style style:name="P34" style:family="paragraph" style:parent-style-name="arial" style:list-style-name="L21">
      <style:paragraph-properties fo:text-align="justify" style:justify-single-word="false"/>
      <style:text-properties fo:font-size="13pt" fo:font-weight="normal" officeooo:rsid="00091be6" officeooo:paragraph-rsid="00091be6" style:font-size-asian="13pt" style:font-weight-asian="normal" style:font-size-complex="13pt" style:font-weight-complex="normal"/>
    </style:style>
    <style:style style:name="P35" style:family="paragraph" style:parent-style-name="arial" style:list-style-name="L22">
      <style:paragraph-properties fo:text-align="justify" style:justify-single-word="false"/>
      <style:text-properties fo:font-size="13pt" fo:font-weight="normal" officeooo:rsid="00091be6" officeooo:paragraph-rsid="00091be6" style:font-size-asian="13pt" style:font-weight-asian="normal" style:font-size-complex="13pt" style:font-weight-complex="normal"/>
    </style:style>
    <style:style style:name="P36" style:family="paragraph" style:parent-style-name="arial" style:list-style-name="L24">
      <style:paragraph-properties fo:text-align="justify" style:justify-single-word="false"/>
      <style:text-properties fo:font-size="13pt" fo:font-weight="normal" officeooo:rsid="0009deae" officeooo:paragraph-rsid="0009deae" style:font-size-asian="13pt" style:font-weight-asian="normal" style:font-size-complex="13pt" style:font-weight-complex="normal"/>
    </style:style>
    <style:style style:name="P37" style:family="paragraph" style:parent-style-name="arial" style:list-style-name="L24">
      <style:paragraph-properties fo:text-align="justify" style:justify-single-word="false"/>
      <style:text-properties fo:font-size="13pt" fo:font-weight="normal" officeooo:rsid="0009f986" officeooo:paragraph-rsid="0009f986" style:font-size-asian="13pt" style:font-weight-asian="normal" style:font-size-complex="13pt" style:font-weight-complex="normal"/>
    </style:style>
    <style:style style:name="P38" style:family="paragraph" style:parent-style-name="arial">
      <style:paragraph-properties fo:text-align="justify" style:justify-single-word="false"/>
      <style:text-properties fo:font-size="13pt" fo:font-weight="normal" officeooo:rsid="0009f986" officeooo:paragraph-rsid="0009f986" style:font-size-asian="13pt" style:font-weight-asian="normal" style:font-size-complex="13pt" style:font-weight-complex="normal"/>
    </style:style>
    <style:style style:name="T1" style:family="text">
      <style:text-properties officeooo:rsid="000747f8"/>
    </style:style>
    <style:style style:name="T2" style:family="text">
      <style:text-properties fo:font-weight="bold" officeooo:rsid="00091be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774f4" style:font-weight-asian="normal" style:font-weight-complex="normal"/>
    </style:style>
    <style:style style:name="T5" style:family="text">
      <style:text-properties fo:font-weight="normal" officeooo:rsid="00091be6" style:font-weight-asian="normal" style:font-weight-complex="normal"/>
    </style:style>
    <style:style style:name="T6" style:family="text">
      <style:text-properties fo:font-weight="normal" officeooo:rsid="0009f986" style:font-weight-asian="normal" style:font-weight-complex="normal"/>
    </style:style>
    <style:style style:name="T7" style:family="text">
      <style:text-properties fo:font-weight="normal" style:font-size-asian="11.3500003814697pt" style:font-weight-asian="normal" style:font-weight-complex="normal"/>
    </style:style>
    <style:style style:name="T8" style:family="text">
      <style:text-properties fo:font-weight="normal" officeooo:rsid="000a1620" style:font-size-asian="11.3500003814697pt" style:font-weight-asian="normal" style:font-weight-complex="normal"/>
    </style:style>
    <style:style style:name="T9" style:family="text">
      <style:text-properties fo:font-weight="normal" officeooo:rsid="000a428d" style:font-size-asian="11.3500003814697pt" style:font-weight-asian="normal" style:font-weight-complex="normal"/>
    </style:style>
    <style:style style:name="T10" style:family="text">
      <style:text-properties officeooo:rsid="0009f986"/>
    </style:style>
    <style:style style:name="T11" style:family="text">
      <style:text-properties fo:font-size="14pt" officeooo:rsid="0009f986" style:font-size-asian="14pt" style:font-size-complex="14pt"/>
    </style:style>
    <style:style style:name="T12" style:family="text">
      <style:text-properties fo:font-size="12pt" fo:font-weight="normal" officeooo:rsid="0009f986" style:font-size-asian="10.5pt" style:font-weight-asian="normal" style:font-size-complex="12pt" style:font-weight-complex="normal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3pt" officeooo:rsid="0009f986" style:font-size-asian="13pt" style:font-size-complex="13pt"/>
    </style:style>
    <style:style style:name="T15" style:family="text">
      <style:text-properties fo:font-size="13pt" officeooo:rsid="000de2ee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09in" fo:text-indent="-0.25in" fo:margin-left="1.9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09in" fo:text-indent="-0.25in" fo:margin-left="2.2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09in" fo:text-indent="-0.25in" fo:margin-left="2.4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09in" fo:text-indent="-0.25in" fo:margin-left="2.7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09in" fo:text-indent="-0.25in" fo:margin-left="2.9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09in" fo:text-indent="-0.25in" fo:margin-left="3.2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09in" fo:text-indent="-0.25in" fo:margin-left="3.4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09in" fo:text-indent="-0.25in" fo:margin-left="3.7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09in" fo:text-indent="-0.25in" fo:margin-left="3.9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09in" fo:text-indent="-0.25in" fo:margin-left="4.2209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709in" fo:text-indent="-0.25in" fo:margin-left="1.97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209in" fo:text-indent="-0.25in" fo:margin-left="2.22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709in" fo:text-indent="-0.25in" fo:margin-left="2.47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209in" fo:text-indent="-0.25in" fo:margin-left="2.72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709in" fo:text-indent="-0.25in" fo:margin-left="2.97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209in" fo:text-indent="-0.25in" fo:margin-left="3.22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709in" fo:text-indent="-0.25in" fo:margin-left="3.47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209in" fo:text-indent="-0.25in" fo:margin-left="3.72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709in" fo:text-indent="-0.25in" fo:margin-left="3.97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209in" fo:text-indent="-0.25in" fo:margin-left="4.2209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07in" fo:text-indent="-0.25in" fo:margin-left="1.4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07in" fo:text-indent="-0.25in" fo:margin-left="1.7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07in" fo:text-indent="-0.25in" fo:margin-left="1.9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07in" fo:text-indent="-0.25in" fo:margin-left="2.2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07in" fo:text-indent="-0.25in" fo:margin-left="2.4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07in" fo:text-indent="-0.25in" fo:margin-left="2.7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07in" fo:text-indent="-0.25in" fo:margin-left="2.9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07in" fo:text-indent="-0.25in" fo:margin-left="3.2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07in" fo:text-indent="-0.25in" fo:margin-left="3.4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07in" fo:text-indent="-0.25in" fo:margin-left="3.7307in"/>
        </style:list-level-properties>
      </text:list-level-style-bullet>
    </text:list-style>
    <text:list-style style:name="L10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1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tarSymbol"/>
      </text:list-level-style-bullet>
    </text:list-style>
    <text:list-style style:name="L1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1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tarSymbol"/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02in" fo:text-indent="-0.25in" fo:margin-left="0.9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02in" fo:text-indent="-0.25in" fo:margin-left="1.24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02in" fo:text-indent="-0.25in" fo:margin-left="1.4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02in" fo:text-indent="-0.25in" fo:margin-left="1.74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02in" fo:text-indent="-0.25in" fo:margin-left="1.99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02in" fo:text-indent="-0.25in" fo:margin-left="2.24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02in" fo:text-indent="-0.25in" fo:margin-left="2.49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02in" fo:text-indent="-0.25in" fo:margin-left="2.74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02in" fo:text-indent="-0.25in" fo:margin-left="2.99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02in" fo:text-indent="-0.25in" fo:margin-left="3.2402in"/>
        </style:list-level-properties>
      </text:list-level-style-number>
    </text:list-style>
    <text:list-style style:name="L2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leted topics in java:</text:p>
      <text:p text:style-name="P2"/>
      <text:p text:style-name="P3">1. Class</text:p>
      <text:list xml:id="list2187992970207642387" text:style-name="L2">
        <text:list-item>
          <text:p text:style-name="P7">What is a class?</text:p>
        </text:list-item>
        <text:list-item>
          <text:p text:style-name="P7">What is the syntax that is used to define a class in java ?</text:p>
        </text:list-item>
        <text:list-item>
          <text:p text:style-name="P7">Types of classes in java?</text:p>
        </text:list-item>
      </text:list>
      <text:p text:style-name="P14"><text:span text:style-name="T1"><text:tab/><text:tab/>2 Basic Types:</text:span></text:p>
      <text:list xml:id="list8856513112193634988" text:style-name="L10">
        <text:list-item>
          <text:p text:style-name="P15"><text:span text:style-name="T1">Top level classes (outer classes)</text:span></text:p>
        </text:list-item>
        <text:list-item>
          <text:p text:style-name="P8">Nested classes.</text:p>
        </text:list-item>
      </text:list>
      <text:list xml:id="list6813568808833935496" text:style-name="L11">
        <text:list-item>
          <text:p text:style-name="P9">Member classes</text:p>
        </text:list-item>
      </text:list>
      <text:list xml:id="list5470057978390728059" text:style-name="L12">
        <text:list-item>
          <text:p text:style-name="P16"><text:span text:style-name="T1">static member class</text:span></text:p>
        </text:list-item>
        <text:list-item>
          <text:p text:style-name="P16"><text:span text:style-name="T1">non – static member class<text:tab/><text:tab/><text:tab/></text:span></text:p>
        </text:list-item>
      </text:list>
      <text:list xml:id="list1839904110299267466" text:style-name="L13">
        <text:list-item>
          <text:p text:style-name="P10">Local classes.</text:p>
        </text:list-item>
        <text:list-item>
          <text:p text:style-name="P10">Anonymous classes</text:p>
        </text:list-item>
      </text:list>
      <text:p text:style-name="P11"/>
      <text:p text:style-name="P21">2. Object &amp; Class Reference</text:p>
      <text:list xml:id="list730661438836917308" text:style-name="L14">
        <text:list-item>
          <text:p text:style-name="P28">Object creation syntax.</text:p>
        </text:list-item>
        <text:list-item>
          <text:p text:style-name="P28">Reference creation syntax.</text:p>
        </text:list-item>
        <text:list-item>
          <text:p text:style-name="P28">Under the object memory representation for reference and object.</text:p>
        </text:list-item>
        <text:list-item>
          <text:p text:style-name="P28">More about null.</text:p>
        </text:list-item>
      </text:list>
      <text:p text:style-name="P29"/>
      <text:p text:style-name="P21">3. Data Types in Java</text:p>
      <text:list xml:id="list5095728359971565103" text:style-name="L16">
        <text:list-item>
          <text:p text:style-name="P30">Primitive data types (byte, boolea, char, short, int, long , float, double).</text:p>
        </text:list-item>
        <text:list-item>
          <text:p text:style-name="P30">Non-primitive data types (reference DT's, User defined classes, interface, enums).</text:p>
        </text:list-item>
        <text:list-item>
          <text:p text:style-name="P30">Types of <text:s/>Variables in java</text:p>
        </text:list-item>
      </text:list>
      <text:list xml:id="list8523419592769754006" text:style-name="L17">
        <text:list-item>
          <text:p text:style-name="P31">Local Variables</text:p>
        </text:list-item>
        <text:list-item>
          <text:p text:style-name="P31">Parameters</text:p>
        </text:list-item>
        <text:list-item>
          <text:p text:style-name="P31">Data members</text:p>
        </text:list-item>
        <text:list-item>
          <text:p text:style-name="P17"><text:span text:style-name="T4">Type of data members – Static &amp; Non Static members<text:tab/><text:tab/></text:span></text:p>
        </text:list-item>
        <text:list-item>
          <text:p text:style-name="P31">Difference between static data &amp; non-static data</text:p>
        </text:list-item>
        <text:list-item>
          <text:p text:style-name="P31">NullPointerException.</text:p>
        </text:list-item>
        <text:list-item>
          <text:p text:style-name="P31">Comparing two objects of the same class.</text:p>
        </text:list-item>
        <text:list-item>
          <text:p text:style-name="P17"><text:soft-page-break/><text:span text:style-name="T4">Assigining a reference of the class to reference of the same class</text:span></text:p>
          <text:p text:style-name="P12"><text:span text:style-name="T3"/></text:p>
        </text:list-item>
        <text:list-item>
          <text:p text:style-name="P12"><text:span text:style-name="T3">Object copying</text:span></text:p>
        </text:list-item>
      </text:list>
      <text:list xml:id="list8716366822042993287" text:style-name="L19">
        <text:list-item>
          <text:p text:style-name="P18"><text:span text:style-name="T4">Refernce Copy</text:span></text:p>
        </text:list-item>
        <text:list-item>
          <text:p text:style-name="P18"><text:span text:style-name="T4">Content Copy (copy the contents of one object into another object).<text:tab/><text:tab/></text:span></text:p>
        </text:list-item>
      </text:list>
      <text:list xml:id="list180824126653211" text:continue-list="list8523419592769754006" text:style-name="L17">
        <text:list-item>
          <text:p text:style-name="P12"><text:span text:style-name="T3">Pass a java object as argument to a method</text:span></text:p>
        </text:list-item>
        <text:list-item>
          <text:p text:style-name="P12"><text:span text:style-name="T3"><text:s/>Method returning object references.</text:span></text:p>
        </text:list-item>
        <text:list-item>
          <text:p text:style-name="P12"><text:span text:style-name="T3">Defining a factory method (not factory method pattern)</text:span></text:p>
        </text:list-item>
        <text:list-item>
          <text:p text:style-name="P12"><text:span text:style-name="T3">Summary of static data vs non- static data.</text:span></text:p>
        </text:list-item>
      </text:list>
      <text:p text:style-name="P13"><text:span text:style-name="T3"/></text:p>
      <text:p text:style-name="P22">4. Arrays </text:p>
      <text:list xml:id="list2696054035693871307" text:style-name="L20">
        <text:list-item>
          <text:p text:style-name="P33">Types of arrays.</text:p>
        </text:list-item>
        <text:list-item>
          <text:p text:style-name="P33">Single dimensional array / one dimensional arrays</text:p>
        </text:list-item>
        <text:list-item>
          <text:p text:style-name="P33">Single dimensional array of primitive type</text:p>
        </text:list-item>
      </text:list>
      <text:list xml:id="list8948109514509739239" text:style-name="L21">
        <text:list-item>
          <text:p text:style-name="P34">Syntax to create array reference and array object</text:p>
        </text:list-item>
        <text:list-item>
          <text:p text:style-name="P34">Array object and its contents ( length &amp; contents)</text:p>
        </text:list-item>
        <text:list-item>
          <text:p text:style-name="P34">Array object memory <text:s/>representation in heap area.</text:p>
        </text:list-item>
        <text:list-item>
          <text:p text:style-name="P34">Comparing two array objects of same type.</text:p>
        </text:list-item>
        <text:list-item>
          <text:p text:style-name="P34">Copying contents of one array object into another array object.</text:p>
        </text:list-item>
        <text:list-item>
          <text:p text:style-name="P34">Passing array reference as argument to a method.</text:p>
        </text:list-item>
        <text:list-item>
          <text:p text:style-name="P34">Returning array reference from a method.</text:p>
        </text:list-item>
        <text:list-item>
          <text:p text:style-name="P34">Initialization of one dimensional array.</text:p>
        </text:list-item>
        <text:list-item>
          <text:p text:style-name="P34">New for loop from jdk1.5</text:p>
        </text:list-item>
        <text:list-item>
          <text:p text:style-name="P34">The differences between enhanced <text:s/>for loop and ordinary for loop.</text:p>
        </text:list-item>
      </text:list>
      <text:list xml:id="list49774084711282730" text:style-name="L22">
        <text:list-item>
          <text:p text:style-name="P35">Single dimensional array of reference data type (Student class array)</text:p>
        </text:list-item>
        <text:list-item>
          <text:p text:style-name="P35">String array with two or more elements</text:p>
        </text:list-item>
        <text:list-item>
          <text:p text:style-name="P35">String array with one element.</text:p>
        </text:list-item>
        <text:list-item>
          <text:p text:style-name="P35">String array with zero element.</text:p>
        </text:list-item>
        <text:list-item>
          <text:p text:style-name="P35">Command line arguments.</text:p>
        </text:list-item>
        <text:list-item>
          <text:p text:style-name="P35">Use of command line arguments.</text:p>
        </text:list-item>
        <text:list-item>
          <text:p text:style-name="P35">How JVM <text:s/>passes command line arguments to main with a diagram</text:p>
        </text:list-item>
        <text:list-item>
          <text:p text:style-name="P35"><text:soft-page-break/>Multi dimensional arrays</text:p>
        </text:list-item>
        <text:list-item>
          <text:p text:style-name="P35">Two Dimensional arrays</text:p>
        </text:list-item>
      </text:list>
      <text:list xml:id="list2121104115790824006" text:style-name="L23">
        <text:list-item>
          <text:p text:style-name="P19"><text:span text:style-name="T5">Rectangular two dimensional array</text:span></text:p>
        </text:list-item>
        <text:list-item>
          <text:p text:style-name="P19"><text:span text:style-name="T5">Jagged array</text:span></text:p>
        </text:list-item>
        <text:list-item>
          <text:p text:style-name="P19"><text:span text:style-name="T5">Syntax to create two dimensional array</text:span></text:p>
        </text:list-item>
        <text:list-item>
          <text:p text:style-name="P19"><text:span text:style-name="T5">Memory representation</text:span></text:p>
        </text:list-item>
      </text:list>
      <text:p text:style-name="P20"><text:span text:style-name="T5"/></text:p>
      <text:p text:style-name="P20"><text:span text:style-name="T2">5. Methods in Java</text:span></text:p>
      <text:list xml:id="list4769676757604714323" text:style-name="L24">
        <text:list-item>
          <text:p text:style-name="P36">Syntax to define methods </text:p>
        </text:list-item>
        <text:list-item>
          <text:p text:style-name="P36">Types of methods</text:p>
        </text:list-item>
        <text:list-item>
          <text:p text:style-name="P36">Static methods <text:s/>vs Non static methods</text:p>
        </text:list-item>
        <text:list-item>
          <text:p text:style-name="P36">More about static methods </text:p>
        </text:list-item>
        <text:list-item>
          <text:p text:style-name="P36">More about non static methods and the "this" reference</text:p>
        </text:list-item>
        <text:list-item>
          <text:p text:style-name="P36">What are the access specifiers in java ? ( public, private, protected <text:s/>&amp; <text:s/>default).</text:p>
        </text:list-item>
        <text:list-item>
          <text:p text:style-name="P37">Method Overloading</text:p>
        </text:list-item>
        <text:list-item>
          <text:p text:style-name="P37">Type conversion in java language</text:p>
        </text:list-item>
        <text:list-item>
          <text:p text:style-name="P37">Summary of static methods vs Non Static methods</text:p>
        </text:list-item>
        <text:list-item>
          <text:p text:style-name="P37">Variable length of arguments ( Var Args)</text:p>
        </text:list-item>
      </text:list>
      <text:p text:style-name="P38"/>
      <text:p text:style-name="P23">6. Blocks in java</text:p>
      <text:p text:style-name="P23">7. Constructors in java</text:p>
      <text:p text:style-name="P23">8. Packages</text:p>
      <text:p text:style-name="P23">9. Wrapper classes</text:p>
      <text:p text:style-name="P23">10. Generics</text:p>
      <text:list xml:id="list676226108732918286" text:style-name="L26">
        <text:list-item>
          <text:p text:style-name="P5"><text:span text:style-name="T14">G</text:span><text:span text:style-name="T13">eneric introduction</text:span></text:p>
        </text:list-item>
        <text:list-item>
          <text:p text:style-name="P5"><text:span text:style-name="T13">Need of Generics</text:span></text:p>
        </text:list-item>
        <text:list-item>
          <text:p text:style-name="P5"><text:span text:style-name="T13">Generic class Definition, Reference creation.</text:span></text:p>
        </text:list-item>
        <text:list-item>
          <text:p text:style-name="P5"><text:span text:style-name="T13">Why do we use Generics ?</text:span></text:p>
        </text:list-item>
        <text:list-item>
          <text:p text:style-name="P5"><text:span text:style-name="T13">Raw Types</text:span></text:p>
        </text:list-item>
        <text:list-item>
          <text:p text:style-name="P5"><text:span text:style-name="T13">Generic Methods and Constructors</text:span></text:p>
        </text:list-item>
        <text:list-item>
          <text:p text:style-name="P5"><text:span text:style-name="T13">Type Inference </text:span></text:p>
        </text:list-item>
        <text:list-item>
          <text:p text:style-name="P5"><text:soft-page-break/><text:span text:style-name="T13">Type Inference and Generic Methods</text:span></text:p>
        </text:list-item>
        <text:list-item>
          <text:p text:style-name="P5"><text:span text:style-name="T13">Type Inference and Instantiation of generic classes</text:span></text:p>
        </text:list-item>
        <text:list-item>
          <text:p text:style-name="P5"><text:span text:style-name="T13">Type Inference and Generic constructors of Generic and Non-Generic classes</text:span></text:p>
        </text:list-item>
        <text:list-item>
          <text:p text:style-name="P5"><text:span text:style-name="T13">Bounded Type Parameters</text:span></text:p>
        </text:list-item>
        <text:list-item>
          <text:p text:style-name="P5"><text:span text:style-name="T13">Bounded type parameter requirements</text:span></text:p>
        </text:list-item>
        <text:list-item>
          <text:p text:style-name="P5"><text:span text:style-name="T13">Multiple Bounds</text:span></text:p>
        </text:list-item>
        <text:list-item>
          <text:p text:style-name="P5"><text:span text:style-name="T13">Defining <text:s/>Bounded type parameter with generic methods</text:span></text:p>
        </text:list-item>
        <text:list-item>
          <text:p text:style-name="P5"><text:span text:style-name="T13">Defining Generic Constructors by using Bounded Parameter type</text:span></text:p>
        </text:list-item>
        <text:list-item>
          <text:p text:style-name="P5"><text:span text:style-name="T13">Generics and Inheritance</text:span></text:p>
        </text:list-item>
        <text:list-item>
          <text:p text:style-name="P5"><text:span text:style-name="T13">Sub typing in Generics</text:span></text:p>
        </text:list-item>
        <text:list-item>
          <text:p text:style-name="P5"><text:span text:style-name="T13">Generic classes Inheritance and Sub typing</text:span></text:p>
        </text:list-item>
        <text:list-item>
          <text:p text:style-name="P5"><text:span text:style-name="T13">Wildcards</text:span></text:p>
        </text:list-item>
        <text:list-item>
          <text:p text:style-name="P5"><text:span text:style-name="T13">Unbounded wildcards</text:span></text:p>
        </text:list-item>
        <text:list-item>
          <text:p text:style-name="P5"><text:span text:style-name="T13">Upper bounded wildcards</text:span></text:p>
        </text:list-item>
        <text:list-item>
          <text:p text:style-name="P5"><text:span text:style-name="T13">Lower bounded wildcards</text:span></text:p>
        </text:list-item>
        <text:list-item>
          <text:p text:style-name="P5"><text:span text:style-name="T13">wildcards and subtyping</text:span></text:p>
        </text:list-item>
        <text:list-item>
          <text:p text:style-name="P5"><text:span text:style-name="T13">wildcard capture and Helper methods</text:span></text:p>
        </text:list-item>
        <text:list-item>
          <text:p text:style-name="P5"><text:span text:style-name="T13">Type erasure</text:span></text:p>
        </text:list-item>
        <text:list-item>
          <text:p text:style-name="P5"><text:span text:style-name="T13">Erasure of Generic types</text:span></text:p>
        </text:list-item>
        <text:list-item>
          <text:p text:style-name="P5"><text:span text:style-name="T13">Erasure of Generic methods</text:span></text:p>
        </text:list-item>
        <text:list-item>
          <text:p text:style-name="P5"><text:span text:style-name="T13">Effects of Type erasure </text:span><text:span text:style-name="T15">and Bridge methods</text:span></text:p>
        </text:list-item>
      </text:list>
      <text:p text:style-name="P6"><text:span text:style-name="T15"/></text:p>
      <text:p text:style-name="P23">11. Collections ( On going).</text:p>
      <text:p text:style-name="P25"/>
      <text:p text:style-name="P26"><text:span text:style-name="T11">Java 1.8 Features</text:span><text:span text:style-name="T10"><text:tab/>:</text:span></text:p>
      <text:list xml:id="list5969619267084293006" text:style-name="L25">
        <text:list-item>
          <text:p text:style-name="P27"><text:span text:style-name="T6">Lambda</text:span><text:span text:style-name="T12"> <text:s/></text:span><text:span text:style-name="T8">Expressions &amp; functional interface</text:span></text:p>
        </text:list-item>
        <text:list-item>
          <text:p text:style-name="P24"><text:span text:style-name="T8">D</text:span><text:span text:style-name="T7">ouble colon operator (::)</text:span></text:p>
        </text:list-item>
        <text:list-item>
          <text:p text:style-name="P27"><text:span text:style-name="T8">Default methods &amp; Static methods.</text:span></text:p>
        </text:list-item>
        <text:list-item>
          <text:p text:style-name="P27"><text:span text:style-name="T8">Java.util.Function Package - <text:s/></text:span><text:span text:style-name="T9">P</text:span><text:span text:style-name="T8">redicate &amp; Bi-predicate </text:span></text:p>
          <text:p text:style-name="P27"><text:span text:style-name="T10"><text:tab/></text:span></text:p>
        </text:list-item>
      </text:list>
      <text:p text:style-name="P32"/>
      <text:p text:style-name="P32"/>
      <text:p text:style-name="P4"><text:soft-page-break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01%" fo:font-weight="bold" style:font-size-asian="101%" style:font-weight-asian="bold" style:font-size-complex="101%" style:font-weight-complex="bold"/>
    </style:style>
    <style:style style:name="arial" style:family="paragraph" style:parent-style-name="Text_20_body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4S</meta:editing-duration>
    <meta:editing-cycles>9</meta:editing-cycles>
    <meta:generator>LibreOffice/4.4.0.1$Windows_x86 LibreOffice_project/1ba9640ddd424f1f535c75bf2b86703770b8cf6f</meta:generator>
    <dc:date>2021-07-20T18:08:22.697000000</dc:date>
    <meta:document-statistic meta:table-count="0" meta:image-count="0" meta:object-count="0" meta:page-count="5" meta:paragraph-count="116" meta:word-count="678" meta:character-count="3875" meta:non-whitespace-character-count="3382"/>
    <meta:user-defined meta:name="Info 1"/>
    <meta:user-defined meta:name="Info 2"/>
    <meta:user-defined meta:name="Info 3"/>
    <meta:user-defined meta:name="Info 4"/>
  </office:meta>
</office:document-meta>
</file>